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a1467e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transparent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fo:background-color="transparent"/>
    </style:style>
    <style:style style:name="ce13" style:family="table-cell" style:parent-style-name="Default">
      <style:table-cell-properties fo:background-color="#77bc6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1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icroarchitecture</text:p>
          </table:table-cell>
          <table:table-cell table:style-name="ce9" office:value-type="string" calcext:value-type="string">
            <text:p>specifications</text:p>
          </table:table-cell>
          <table:table-cell table:style-name="ce10" office:value-type="string" calcext:value-type="string">
            <text:p>release.date</text:p>
          </table:table-cell>
          <table:table-cell table:style-name="ce10" office:value-type="string" calcext:value-type="string">
            <text:p>microarchitecture</text:p>
          </table:table-cell>
          <table:table-cell table:style-name="ce13" office:value-type="string" calcext:value-type="string">
            <text:p>release.date</text:p>
          </table:table-cell>
          <table:table-cell table:style-name="ce13" office:value-type="string" calcext:value-type="string">
            <text:p>microarchitecture</text:p>
          </table:table-cell>
          <table:table-cell table:style-name="ce1" office:value-type="string" calcext:value-type="string">
            <text:p>nb.procs</text:p>
          </table:table-cell>
          <table:table-cell table:style-name="ce1" office:value-type="string" calcext:value-type="string">
            <text:p>loc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Opteron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K8</text:p>
          </table:table-cell>
          <table:table-cell/>
          <table:table-cell table:style-name="ce2"/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ly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L5335</text:p>
          </table:table-cell>
          <table:table-cell office:value-type="string" calcext:value-type="string">
            <text:p>Clovertown</text:p>
          </table:table-cell>
          <table:table-cell table:style-name="Default" office:value-type="string" calcext:value-type="string">
            <text:p>https://ark.intel.com/content/www/us/en/ark/products/30791/intel-xeon-processor-l5335-8m-cache-2-00-ghz-1333-mhz-fsb.html</text:p>
          </table:table-cell>
          <table:table-cell table:style-name="ce11" office:value-type="date" office:date-value="2007-08-13" calcext:value-type="date">
            <text:p>2007-08-13</text:p>
          </table:table-cell>
          <table:table-cell table:style-name="Default"/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u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Opteron</text:p>
          </table:table-cell>
          <table:table-cell office:value-type="string" calcext:value-type="string">
            <text:p>6164 HE</text:p>
          </table:table-cell>
          <table:table-cell office:value-type="string" calcext:value-type="string">
            <text:p>K10</text:p>
          </table:table-cell>
          <table:table-cell/>
          <table:table-cell table:style-name="ce2"/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520</text:p>
          </table:table-cell>
          <table:table-cell office:value-type="string" calcext:value-type="string">
            <text:p>Nehalem</text:p>
          </table:table-cell>
          <table:table-cell office:value-type="string" calcext:value-type="string">
            <text:p>https://ark.intel.com/content/www/us/en/ark/products/40200/intel-xeon-processor-e5520-8m-cache-2-26-ghz-5-86-gt-s-intel-qpi.html</text:p>
          </table:table-cell>
          <table:table-cell office:value-type="date" office:date-value="2009-03-30" calcext:value-type="date">
            <text:p>2009-03-30</text:p>
          </table:table-cell>
          <table:table-cell table:style-name="ce12"/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s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X5570</text:p>
          </table:table-cell>
          <table:table-cell office:value-type="string" calcext:value-type="string">
            <text:p>Nehalem</text:p>
          </table:table-cell>
          <table:table-cell office:value-type="string" calcext:value-type="string">
            <text:p>https://ark.intel.com/content/www/us/en/ark/products/37111/intel-xeon-processor-x5570-8m-cache-2-93-ghz-6-40-gt-s-intel-qpi.html</text:p>
          </table:table-cell>
          <table:table-cell office:value-type="date" office:date-value="2009-03-30" calcext:value-type="date">
            <text:p>2009-03-30</text:p>
          </table:table-cell>
          <table:table-cell table:style-name="ce12"/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X5670</text:p>
          </table:table-cell>
          <table:table-cell office:value-type="string" calcext:value-type="string">
            <text:p>Westmere</text:p>
          </table:table-cell>
          <table:table-cell office:value-type="string" calcext:value-type="string">
            <text:p>https://ark.intel.com/content/www/us/en/ark/products/47920/intel-xeon-processor-x5670-12m-cache-2-93-ghz-6-40-gt-s-intel-qpi.html</text:p>
          </table:table-cell>
          <table:table-cell office:value-type="date" office:date-value="2010-03-16" calcext:value-type="date">
            <text:p>2010-03-16</text:p>
          </table:table-cell>
          <table:table-cell table:style-name="ce12"/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s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2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https://ark.intel.com/content/www/us/en/ark/products/64594/intel-xeon-processor-e5-2620-15m-cache-2-00-ghz-7-20-gt-s-intel-qpi.html</text:p>
          </table:table-cell>
          <table:table-cell office:value-type="date" office:date-value="2012-03-06" calcext:value-type="date">
            <text:p>2012-03-06</text:p>
          </table:table-cell>
          <table:table-cell table:style-name="ce1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ly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3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https://ark.intel.com/content/www/us/en/ark/products/64593/intel-xeon-processor-e5-2630-15m-cache-2-30-ghz-7-20-gt-s-intel-qpi.html</text:p>
          </table:table-cell>
          <table:table-cell office:value-type="date" office:date-value="2012-03-06" calcext:value-type="date">
            <text:p>2012-03-06</text:p>
          </table:table-cell>
          <table:table-cell table:style-name="ce12"/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ly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30L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https://ark.intel.com/content/www/us/en/ark/products/64586/intel-xeon-processor-e5-2630l-15m-cache-2-00-ghz-7-20-gt-s-intel-qpi.html</text:p>
          </table:table-cell>
          <table:table-cell office:value-type="date" office:date-value="2012-03-06" calcext:value-type="date">
            <text:p>2012-03-06</text:p>
          </table:table-cell>
          <table:table-cell table:style-name="ce1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lu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5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https://ark.intel.com/content/www/us/en/ark/products/64590/intel-xeon-processor-e5-2650-20m-cache-2-00-ghz-8-00-gt-s-intel-qpi.html</text:p>
          </table:table-cell>
          <table:table-cell office:value-type="date" office:date-value="2012-03-06" calcext:value-type="date">
            <text:p>2012-03-06</text:p>
          </table:table-cell>
          <table:table-cell table:style-name="ce12"/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n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60</text:p>
          </table:table-cell>
          <table:table-cell office:value-type="string" calcext:value-type="string">
            <text:p>Sandy Bridge</text:p>
          </table:table-cell>
          <table:table-cell office:value-type="string" calcext:value-type="string">
            <text:p>https://ark.intel.com/content/www/us/en/ark/products/64584/intel-xeon-processor-e5-2660-20m-cache-2-20-ghz-8-00-gt-s-intel-qpi.html</text:p>
          </table:table-cell>
          <table:table-cell office:value-type="date" office:date-value="2012-03-06" calcext:value-type="date">
            <text:p>2012-03-06</text:p>
          </table:table-cell>
          <table:table-cell table:style-name="ce12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n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60 v2</text:p>
          </table:table-cell>
          <table:table-cell table:style-name="ce8" office:value-type="string" calcext:value-type="string">
            <text:p>Sandy Bridge</text:p>
          </table:table-cell>
          <table:table-cell office:value-type="string" calcext:value-type="string">
            <text:p>https://ark.intel.com/content/www/us/en/ark/products/75272/intel-xeon-processor-e5-2660-v2-25m-cache-2-20-ghz.html</text:p>
          </table:table-cell>
          <table:table-cell office:value-type="date" office:date-value="2013-09-10" calcext:value-type="date">
            <text:p>2013-09-10</text:p>
          </table:table-cell>
          <table:table-cell table:style-name="ce12" office:value-type="string" calcext:value-type="string">
            <text:p>Ivy Bridg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03 v3</text:p>
          </table:table-cell>
          <table:table-cell table:style-name="ce8" office:value-type="string" calcext:value-type="string">
            <text:p>Haswell</text:p>
          </table:table-cell>
          <table:table-cell office:value-type="string" calcext:value-type="string">
            <text:p>https://ark.intel.com/content/www/us/en/ark/products/76157/intel-xeon-processor-e5-2603-v2-10m-cache-1-80-ghz.html</text:p>
          </table:table-cell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Ivy Bridg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20 v3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https://ark.intel.com/content/www/us/en/ark/products/83352/intel-xeon-processor-e5-2620-v3-15m-cache-2-40-ghz.html</text:p>
          </table:table-cell>
          <table:table-cell office:value-type="date" office:date-value="2014-09-08" calcext:value-type="date">
            <text:p>2014-09-0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30 v3</text:p>
          </table:table-cell>
          <table:table-cell office:value-type="string" calcext:value-type="string">
            <text:p>Haswell</text:p>
          </table:table-cell>
          <table:table-cell office:value-type="string" calcext:value-type="string">
            <text:p>https://ark.intel.com/content/www/us/en/ark/products/83356/intel-xeon-processor-e5-2630-v3-20m-cache-2-40-ghz.html</text:p>
          </table:table-cell>
          <table:table-cell office:value-type="date" office:date-value="2014-09-08" calcext:value-type="date">
            <text:p>2014-09-0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string" calcext:value-type="string">
            <text:p>nan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30 v3</text:p>
          </table:table-cell>
          <table:table-cell office:value-type="string" calcext:value-type="string">
            <text:p>Haswell</text:p>
          </table:table-cell>
          <table:table-cell/>
          <table:table-cell table:style-name="ce2"/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ren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20 v4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https://ark.intel.com/content/www/us/en/ark/products/92986/intel-xeon-processor-e5-2620-v4-20m-cache-2-10-ghz.html</text:p>
          </table:table-cell>
          <table:table-cell table:style-name="ce2" office:value-type="string" calcext:value-type="string">
            <text:p>2016-04</text:p>
          </table:table-cell>
          <table:table-cell/>
          <table:table-cell table:style-name="ce12" office:value-type="date" office:date-value="2016-06-20" calcext:value-type="date">
            <text:p>2016-06-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yo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30 v4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https://ark.intel.com/content/www/us/en/ark/products/92981/intel-xeon-processor-e5-2630-v4-25m-cache-2-20-ghz.html</text:p>
          </table:table-cell>
          <table:table-cell table:style-name="ce2" office:value-type="string" calcext:value-type="string">
            <text:p>2016-04</text:p>
          </table:table-cell>
          <table:table-cell/>
          <table:table-cell table:style-name="ce12" office:value-type="date" office:date-value="2016-06-20" calcext:value-type="date">
            <text:p>2016-06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il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30L v4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https://ark.intel.com/content/www/us/en/ark/products/92978/intel-xeon-processor-e5-2630l-v4-25m-cache-1-80-ghz.html</text:p>
          </table:table-cell>
          <table:table-cell table:style-name="ce2" office:value-type="string" calcext:value-type="string">
            <text:p>2016-04</text:p>
          </table:table-cell>
          <table:table-cell/>
          <table:table-cell table:style-name="ce12" office:value-type="date" office:date-value="2016-06-20" calcext:value-type="date">
            <text:p>2016-06-2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te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50 v4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https://ark.intel.com/content/www/us/en/ark/products/91767/intel-xeon-processor-e5-2650-v4-30m-cache-2-20-ghz.html</text:p>
          </table:table-cell>
          <table:table-cell table:style-name="ce2" office:value-type="string" calcext:value-type="string">
            <text:p>2016-04</text:p>
          </table:table-cell>
          <table:table-cell/>
          <table:table-cell table:style-name="ce12" office:value-type="date" office:date-value="2016-06-20" calcext:value-type="date">
            <text:p>2016-06-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an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80 v4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https://ark.intel.com/content/www/us/en/ark/products/91754/intel-xeon-processor-e5-2680-v4-35m-cache-2-40-ghz.html</text:p>
          </table:table-cell>
          <table:table-cell table:style-name="ce2" office:value-type="string" calcext:value-type="string">
            <text:p>2016-04</text:p>
          </table:table-cell>
          <table:table-cell/>
          <table:table-cell table:style-name="ce12" office:value-type="date" office:date-value="2016-06-20" calcext:value-type="date">
            <text:p>2016-06-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il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E5-2698 v4</text:p>
          </table:table-cell>
          <table:table-cell office:value-type="string" calcext:value-type="string">
            <text:p>Broadwell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table:style-name="ce2" office:value-type="string" calcext:value-type="string">
            <text:p>2016-04</text:p>
          </table:table-cell>
          <table:table-cell/>
          <table:table-cell table:style-name="ce12" office:value-type="date" office:date-value="2016-06-20" calcext:value-type="date">
            <text:p>2016-06-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o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 6126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https://ark.intel.com/content/www/us/en/ark/products/120483/intel-xeon-gold-6126-processor-19-25m-cache-2-60-ghz.html</text:p>
          </table:table-cell>
          <table:table-cell office:value-type="date" office:date-value="2017-07-11" calcext:value-type="date">
            <text:p>2017-07-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l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 613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https://ark.intel.com/content/www/us/en/ark/products/120492/intel-xeon-gold-6130-processor-22m-cache-2-10-ghz.html</text:p>
          </table:table-cell>
          <table:table-cell office:value-type="date" office:date-value="2017-07-11" calcext:value-type="date">
            <text:p>2017-07-1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gre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 6130</text:p>
          </table:table-cell>
          <table:table-cell office:value-type="string" calcext:value-type="string">
            <text:p>Skylake</text:p>
          </table:table-cell>
          <table:table-cell/>
          <table:table-cell table:style-name="ce2"/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nan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Silver 4110</text:p>
          </table:table-cell>
          <table:table-cell office:value-type="string" calcext:value-type="string">
            <text:p>Skylake</text:p>
          </table:table-cell>
          <table:table-cell office:value-type="string" calcext:value-type="string">
            <text:p>https://ark.intel.com/content/www/us/en/ark/products/123547/intel-xeon-silver-4110-processor-11m-cache-2-10-ghz.html</text:p>
          </table:table-cell>
          <table:table-cell office:value-type="date" office:date-value="2017-07-11" calcext:value-type="date">
            <text:p>2017-07-1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n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EPY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Zen</text:p>
          </table:table-cell>
          <table:table-cell/>
          <table:table-cell table:style-name="ce2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EPYC</text:p>
          </table:table-cell>
          <table:table-cell office:value-type="string" calcext:value-type="string">
            <text:p>7351</text:p>
          </table:table-cell>
          <table:table-cell office:value-type="string" calcext:value-type="string">
            <text:p>Zen</text:p>
          </table:table-cell>
          <table:table-cell/>
          <table:table-cell table:style-name="ce2"/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 5218</text:p>
          </table:table-cell>
          <table:table-cell office:value-type="string" calcext:value-type="string">
            <text:p>Cascade Lake-SP</text:p>
          </table:table-cell>
          <table:table-cell office:value-type="string" calcext:value-type="string">
            <text:p>https://ark.intel.com/content/www/us/en/ark/products/192444/intel-xeon-gold-5218-processor-22m-cache-2-30-ghz.html</text:p>
          </table:table-cell>
          <table:table-cell office:value-type="date" office:date-value="2019-04-02" calcext:value-type="date">
            <text:p>2019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g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Xeon</text:p>
          </table:table-cell>
          <table:table-cell office:value-type="string" calcext:value-type="string">
            <text:p>Gold 5220</text:p>
          </table:table-cell>
          <table:table-cell office:value-type="string" calcext:value-type="string">
            <text:p>Cascade Lake-SP</text:p>
          </table:table-cell>
          <table:table-cell office:value-type="string" calcext:value-type="string">
            <text:p>https://ark.intel.com/content/www/us/en/ark/products/193388/intel-xeon-gold-5220-processor-24-75m-cache-2-20-ghz.html</text:p>
          </table:table-cell>
          <table:table-cell office:value-type="date" office:date-value="2019-04-02" calcext:value-type="date">
            <text:p>2019-04-0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string" calcext:value-type="string">
            <text:p>nan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3" office:value-type="string" calcext:value-type="string">
            <text:p>extracted from the Grid'5000 Reference API on 2020-02-18 (commit 02648b62b)</text:p>
          </table:table-cell>
          <table:table-cell table:style-name="ce3" table:number-columns-repeated="14"/>
          <table:table-cell table:number-columns-repeated="1008"/>
        </table:table-row>
        <table:table-row table:style-name="ro1"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Default" office:value-type="string" calcext:value-type="string">
            <text:p>source</text:p>
          </table:table-cell>
          <table:table-cell table:style-name="ce4" office:value-type="string" calcext:value-type="string">
            <text:p>g5k wiki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/>
          <table:table-cell table:style-name="ce5" office:value-type="string" calcext:value-type="string">
            <text:p>wikichip.org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/>
          <table:table-cell table:style-name="ce6" office:value-type="string" calcext:value-type="string">
            <text:p>wikipedia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/>
          <table:table-cell table:style-name="ce7" office:value-type="string" calcext:value-type="string">
            <text:p>Intel</text:p>
          </table:table-cell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UKai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phaël Bleuse</meta:initial-creator>
    <meta:creation-date>2020-02-19T14:04:09.019317876</meta:creation-date>
    <dc:date>2020-02-20T11:05:28.286753042</dc:date>
    <dc:creator>Raphaël Bleuse</dc:creator>
    <meta:editing-duration>PT19H18M51S</meta:editing-duration>
    <meta:editing-cycles>5</meta:editing-cycles>
    <meta:generator>LibreOffice/6.4.1.1$Linux_X86_64 LibreOffice_project/40$Build-1</meta:generator>
    <meta:document-statistic meta:table-count="1" meta:cell-count="253" meta:object-count="0"/>
  </office:meta>
</office:document-meta>
</file>